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Text_20_body">
      <style:paragraph-properties fo:margin-left="0in" fo:margin-right="0in" style:line-height-at-least="0.2083in" fo:text-align="start" style:justify-single-word="false" fo:text-indent="0in" style:auto-text-indent="false"/>
      <style:text-properties fo:font-variant="normal" fo:text-transform="none" fo:language="en" fo:country="US" fo:font-style="normal" fo:font-weight="normal"/>
    </style:style>
    <style:style style:name="P2"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style:text-properties fo:font-variant="normal" fo:text-transform="none" fo:language="en" fo:country="US" fo:font-style="normal" fo:font-weight="normal"/>
    </style:style>
    <style:style style:name="P3"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style:text-properties fo:font-variant="normal" fo:text-transform="non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T1" style:family="text">
      <style:text-properties style:text-line-through-style="none" style:text-line-through-type="none" style:font-name="Calibri" fo:font-size="11pt" style:text-underline-style="none" style:text-blinking="false" fo:background-color="transparent" loext:char-shading-value="0"/>
    </style:style>
    <style:style style:name="T2" style:family="text">
      <style:text-properties style:text-line-through-style="none" style:text-line-through-type="none" style:font-name="Calibri" fo:font-size="11pt" fo:language="en" fo:country="US" fo:font-style="normal" style:text-underline-style="none" fo:font-weight="normal" style:text-blinking="false" fo:background-color="transparent" loext:char-shading-value="0"/>
    </style:style>
    <style:style style:name="T3" style:family="text">
      <style:text-properties style:text-line-through-style="none" style:text-line-through-type="none" style:text-underline-style="none" style:text-blinking="false" fo:background-color="transparent" loext:char-shading-value="0"/>
    </style:style>
    <style:style style:name="T4" style:family="text">
      <style:text-properties fo:language="en" fo:country="US" fo:font-style="normal" fo:font-weight="normal"/>
    </style:style>
    <style:style style:name="T5" style:family="text">
      <style:text-properties officeooo:rsid="001cb8c6"/>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ertainly! Here are two extended, detailed scripts with German voiceover and background images, each designed to last between 5-10 minutes.</text:span></text:p>
      <text:p text:style-name="P3"/>
      <text:p text:style-name="P2"><text:span text:style-name="T1"><text:s/>Prompt 1: Von dem Ersten Weltkrieg bis zu den Goldenen Zwanzigern</text:span></text:p>
      <text:p text:style-name="P3"/>
      <text:p text:style-name="P2"><text:span text:style-name="T1"><text:s/>Background Images and German Voiceover</text:span></text:p>
      <text:p text:style-name="P3"/>
      <text:p text:style-name="P2"><text:span text:style-name="T1">1. Introduction</text:span></text:p>
      <text:p text:style-name="P3"><text:span text:style-name="T3"><text:s/></text:span><text:span text:style-name="T2">- Background Image: Eine Vintage-Karte der Welt, die die USA hervorhebt.</text:span></text:p>
      <text:p text:style-name="P3"><text:span text:style-name="T3"><text:s/></text:span><text:span text:style-name="T2">- Voiceover: "Ab dem Jahr 1917 begannen die Vereinigten Staaten ihren Aufstieg zur Weltmacht, eine Reise, die durch tiefgreifende Ereignisse geprägt wurde, welche das Schicksal der Nation maßgeblich beeinflussten."</text:span></text:p>
      <text:p text:style-name="P3"/>
      <text:p text:style-name="P2"><text:span text:style-name="T1">2. Erster Weltkrieg</text:span></text:p>
      <text:p text:style-name="P3"><text:span text:style-name="T3"><text:s/></text:span><text:span text:style-name="T2">- Background Image: Schwarz-weißes Filmmaterial von Soldaten und Schlachten des Ersten Weltkriegs.</text:span></text:p>
      <text:p text:style-name="P3"><text:span text:style-name="T3"><text:s/></text:span><text:span text:style-name="T2">- Voiceover: "Im Jahr 1917 traten die Vereinigten Staaten in den Ersten Weltkrieg ein und verschoben das Kräfteverhältnis zugunsten der Alliierten. Präsident Woodrow Wilson stellte sich eine Welt vor, in der Nationen friedlich koexistieren könnten. Seine Vorschläge auf der Pariser Friedenskonferenz zielten auf einen 'Frieden ohne Sieg' ab, doch sie stießen auf erheblichen Widerstand der europäischen Mächte, die harte Reparationen von Deutschland forderten."</text:span></text:p>
      <text:p text:style-name="P3"/>
      <text:p text:style-name="P2"><text:span text:style-name="T1">3. Vertrag von Versailles und der Völkerbund</text:span></text:p>
      <text:p text:style-name="P3"><text:span text:style-name="T3"><text:s/></text:span><text:span text:style-name="T2">- Background Image: Die Unterzeichnung des Vertrags von Versailles.</text:span></text:p>
      <text:p text:style-name="P3"><text:span text:style-name="T3"><text:s/></text:span><text:span text:style-name="T2">- Voiceover: "Der Vertrag von Versailles, der den Völkerbund integrierte, strebte nach einem dauerhaften Frieden. Doch der amerikanische Senat, der zukünftige Verstrickungen in europäische Konflikte fürchtete, lehnte den Beitritt zum Völkerbund ab, was einen bedeutenden Rückzug in den Isolationismus markierte. Dieser Schritt reflektierte die tiefe Spaltung in der amerikanischen Gesellschaft über die Rolle der USA in der Weltpolitik."</text:span></text:p>
      <text:p text:style-name="P3"/>
      <text:p text:style-name="P2"><text:span text:style-name="T1">4. Die Goldenen Zwanziger: Wirtschaftlicher Boom</text:span></text:p>
      <text:p text:style-name="P3"><text:span text:style-name="T3"><text:s/></text:span><text:span text:style-name="T2">- Background Image: Belebte Stadtstraßen, Jazzclubs und der Bau des Empire State Building.</text:span></text:p>
      <text:p text:style-name="P3"><text:span text:style-name="T3"><text:s/></text:span><text:span text:style-name="T2">- Voiceover: "Die 1920er Jahre, bekannt als die Goldenen Zwanziger, waren eine Zeit des wirtschaftlichen Booms und kulturellen Umbruchs. Die Urbanisierung nahm zu, Jazz wurde zur Musik der Epoche, und der Konsumismus rückte in den Mittelpunkt. Die Automobilindustrie, angeführt von Henry Fords revolutionärer Fließbandproduktion, veränderte den Transport und das tägliche Leben grundlegend. Amerika erlebte einen </text:span><text:soft-page-break/><text:span text:style-name="T2">wirtschaftlichen Aufschwung, der von der Produktion von Massenkonsumgütern und der Verfügbarkeit von Konsumentenkrediten unterstützt wurde."</text:span></text:p>
      <text:p text:style-name="P3"/>
      <text:p text:style-name="P2"><text:span text:style-name="T1">5. Kulturelle Veränderungen und soziale Dynamik</text:span></text:p>
      <text:p text:style-name="P3"><text:span text:style-name="T3"><text:s/></text:span><text:span text:style-name="T2">- Background Image: Junge Frauen, gekleidet als Flapper, tanzen und genießen das Nachtleben.</text:span></text:p>
      <text:p text:style-name="P3"><text:span text:style-name="T3"><text:s/></text:span><text:span text:style-name="T2">- Voiceover: "Dieses Jahrzehnt erlebte dramatische kulturelle Veränderungen. Frauen, symbolisiert durch die 'Flapper', nutzten neue Freiheiten in Mode und Verhalten. Der wirtschaftliche Boom wurde durch Innovationen in der Massenproduktion angetrieben. Haushaltsgeräte wie Kühlschränke und Radios wurden bald in vielen Haushalten alltäglich. Die Zahl der Kinogänger stieg, da Filme zu einem wichtigen Bestandteil der Unterhaltungskultur wurden. Der gesellschaftliche Wandel spiegelte sich auch in der steigenden Bedeutung von Freizeit und Unterhaltung wider."</text:span></text:p>
      <text:p text:style-name="P3"/>
      <text:p text:style-name="P2"><text:span text:style-name="T1">6. Technologische Fortschritte und gesellschaftliche Veränderungen</text:span></text:p>
      <text:p text:style-name="P3"><text:span text:style-name="T3"><text:s/></text:span><text:span text:style-name="T2">- Background Image: Fließbänder in Fabriken, Radios und Haushaltsgeräte in typischen 1920er-Haushalten.</text:span></text:p>
      <text:p text:style-name="P3"><text:span text:style-name="T3"><text:s/></text:span><text:span text:style-name="T2">- Voiceover: "Technologische Fortschritte wie die Einführung des Fließbandes in der Automobilproduktion durch Henry Ford revolutionierten die Industrie und schufen eine neue Ära des Konsumismus. Radios, Kühlschränke und andere Haushaltsgeräte wurden zu Symbolen des modernen Lebensstils. Diese Entwicklungen veränderten nicht nur die Wirtschaft, sondern auch die Gesellschaft tiefgreifend. Amerikaner genossen eine nie dagewesene Kaufkraft und Zugang zu modernen Annehmlichkeiten."</text:span></text:p>
      <text:p text:style-name="P3"/>
      <text:p text:style-name="P2"><text:span text:style-name="T1">7. Prohibition und gesellschaftliche Spannungen</text:span></text:p>
      <text:p text:style-name="P3"><text:span text:style-name="T3"><text:s/></text:span><text:span text:style-name="T2">- Background Image: Szenen von illegalen Bars und Polizeirazzien während der Prohibition.</text:span></text:p>
      <text:p text:style-name="P3"><text:span text:style-name="T3"><text:s/></text:span><text:span text:style-name="T2">- Voiceover: "Gleichzeitig führte die Prohibition, das Verbot des Verkaufs von Alkohol, zu einem Anstieg des organisierten Verbrechens und gesellschaftlichen Spannungen. Illegale Bars, sogenannte 'Speakeasies', florierten und machten Gangster wie Al Capone berüchtigt. Die Prohibition führte zu einem Aufschwung des organisierten Verbrechens und verstärkte die Spannungen in der Gesellschaft. Die Politik der Prohibition spaltete die Nation und führte zu einem komplexen Zusammenspiel von Recht und Kriminalität."</text:span></text:p>
      <text:p text:style-name="P3"/>
      <text:p text:style-name="P2"><text:span text:style-name="T1">8. Wirtschaftliche und soziale Herausforderungen</text:span></text:p>
      <text:p text:style-name="P3"><text:span text:style-name="T3"><text:s/></text:span><text:span text:style-name="T2">- Background Image: Arbeiter in Fabriken, Börsenmakler und Menschenmengen in städtischen Umgebungen.</text:span></text:p>
      <text:p text:style-name="P3"><text:span text:style-name="T3"><text:s/></text:span><text:span text:style-name="T2">- Voiceover: "Trotz des wirtschaftlichen Booms gab es tiefgreifende Ungleichheiten. Viele Amerikaner, insbesondere in ländlichen Gebieten und unter den Minderheiten, profitierten nicht gleichermaßen vom Wohlstand. Die Spannungen zwischen Arbeiter- und Unternehmerklassen nahmen zu, und die Gewerkschaftsbewegungen kämpften um bessere Arbeitsbedingungen. Der Wohlstand der Goldenen Zwanziger war ungleich verteilt, und </text:span><text:soft-page-break/><text:span text:style-name="T2">unter der Oberfläche lauerten wirtschaftliche und soziale Probleme, die bald zu einer Krise führen sollten."</text:span></text:p>
      <text:p text:style-name="P3"/>
      <text:p text:style-name="P2"><text:span text:style-name="T1">9. Abschluss</text:span></text:p>
      <text:p text:style-name="P3"><text:span text:style-name="T3"><text:s/></text:span><text:span text:style-name="T2">- Background Image: Die amerikanische Flagge weht im Wind.</text:span></text:p>
      <text:p text:style-name="P3"><text:span text:style-name="T3"><text:s/></text:span><text:span text:style-name="T2">- Voiceover: "Die Goldenen Zwanziger verwandelten die Vereinigten Staaten und bereiteten die Bühne für zukünftige Entwicklungen. Doch unter der Oberfläche des Wohlstands lauerten strukturelle Schwächen, die zu einer beispiellosen Krise führen sollten. Die wirtschaftlichen und sozialen Veränderungen dieser Zeit legten den Grundstein für die Herausforderungen, denen sich die Nation in den folgenden Jahrzehnten stellen musste."</text:span></text:p>
      <text:p text:style-name="P3"/>
      <text:p text:style-name="P2"><text:span text:style-name="T1">---</text:span></text:p>
      <text:p text:style-name="P3"/>
      <text:p text:style-name="P2"><text:span text:style-name="T1"><text:s/>Prompt 2: Von der Großen Depression bis zum modernen Amerika</text:span></text:p>
      <text:p text:style-name="P3"/>
      <text:p text:style-name="P2"><text:span text:style-name="T1"><text:s/>Background Images and German Voiceover</text:span></text:p>
      <text:p text:style-name="P3"/>
      <text:p text:style-name="P2"><text:span text:style-name="T1">1. Introduction</text:span></text:p>
      <text:p text:style-name="P3"><text:span text:style-name="T3"><text:s/></text:span><text:span text:style-name="T2">- Background Image: Die amerikanische Flagge weht im Wind.</text:span></text:p>
      <text:p text:style-name="P3"><text:span text:style-name="T3"><text:s/></text:span><text:span text:style-name="T2">- Voiceover: "Als die 1920er Jahre zu Ende gingen, standen die Vereinigten Staaten vor ihrer größten wirtschaftlichen Herausforderung. Die folgenden Jahrzehnte würden den Aufstieg der Nation von der Verzweiflung zur globalen Dominanz markieren."</text:span></text:p>
      <text:p text:style-name="P3"/>
      <text:p text:style-name="P2"><text:span text:style-name="T1">2. Der Börsencrash und die Große Depression</text:span></text:p>
      <text:p text:style-name="P3"><text:span text:style-name="T3"><text:s/></text:span><text:span text:style-name="T2">- Background Image: Dramatische Szenen des Börsencrashs von 1929.</text:span></text:p>
      <text:p text:style-name="P3"><text:span text:style-name="T3"><text:s/></text:span><text:span text:style-name="T2">- Voiceover: "Der Börsencrash von 1929 löste die Große Depression aus, eine Zeit tiefgreifender wirtschaftlicher Rückschläge. Unregulierte Finanzpraktiken und ungleiche Wohlstandsverteilung führten zu weitverbreiteter Arbeitslosigkeit und Armut. Menschen standen in langen Schlangen vor Suppenküchen und lebten in provisorischen Siedlungen, den sogenannten 'Hoovervilles'. Die wirtschaftliche Katastrophe traf die Nation hart und hinterließ Millionen von Amerikanern in tiefer Not."</text:span></text:p>
      <text:p text:style-name="P3"/>
      <text:p text:style-name="P2"><text:span text:style-name="T1">3. Der New Deal</text:span></text:p>
      <text:p text:style-name="P3"><text:span text:style-name="T3"><text:s/></text:span><text:span text:style-name="T2">- Background Image: Franklin D. Roosevelt hält eine Rede.</text:span></text:p>
      <text:p text:style-name="P3"><text:span text:style-name="T3"><text:s/></text:span><text:span text:style-name="T2">- Voiceover: "Als Reaktion auf diese Krise führte Präsident Franklin D. Roosevelt den New Deal ein, eine Reihe von Reformen, die darauf abzielten, die Wirtschaft zu stabilisieren und den Menschen Arbeit zu geben. Programme wie das Civilian Conservation Corps und die Works Progress Administration boten Arbeitsplätze und Hoffnung, was einen bedeutenden </text:span><text:soft-page-break/><text:span text:style-name="T2">Anstieg staatlicher Interventionen markierte. Diese Maßnahmen halfen, das Vertrauen der Bevölkerung in die Regierung wiederherzustellen und legten den Grundstein für den modernen amerikanischen Sozialstaat."</text:span></text:p>
      <text:p text:style-name="P3"/>
      <text:p text:style-name="P2"><text:span text:style-name="T1">4. Wirtschaftliche Erholung durch den Zweiten Weltkrieg</text:span></text:p>
      <text:p text:style-name="P3"><text:span text:style-name="T3"><text:s/></text:span><text:span text:style-name="T2">- Background Image: Fabriken, die Rüstungsgüter produzieren, und Soldaten im Einsatz.</text:span></text:p>
      <text:p text:style-name="P3"><text:span text:style-name="T3"><text:s/></text:span><text:span text:style-name="T2">- Voiceover: "Der Ausbruch des Zweiten Weltkriegs brachte einen wirtschaftlichen Aufschwung, da die Industrieproduktion auf Rüstungsgüter umgestellt wurde. Die Vereinigten Staaten wurden zur 'Arsenal der Demokratie', und die massive industrielle Produktion trug zur Niederlage der Achsenmächte bei. Der Krieg förderte technologische Innovationen und schuf eine starke Nachkriegswirtschaft. Die Zusammenarbeit von Regierung und Industrie beschleunigte die wirtschaftliche Erholung und stärkte die Rolle der USA auf der Weltbühne."</text:span></text:p>
      <text:p text:style-name="P3"/>
      <text:p text:style-name="P2"><text:span text:style-name="T1">5. Nachkriegswohlstand und der Kalte Krieg</text:span></text:p>
      <text:p text:style-name="P3"><text:span text:style-name="T3"><text:s/></text:span><text:span text:style-name="T2">- Background Image: Suburbanisierung, Märsche der Bürgerrechtsbewegung, und die Mondlandung.</text:span></text:p>
      <text:p text:style-name="P3"><text:span text:style-name="T3"><text:s/></text:span><text:span text:style-name="T2">- Voiceover: "Die Nachkriegszeit brachte einen beispiellosen Wohlstand und technologische Fortschritte. Die Suburbanisierung veränderte die amerikanische Lebensweise, während die Bürgerrechtsbewegung für soziale Gerechtigkeit kämpfte. Der Wettlauf ins All, gekrönt durch die Apollo-Mondlandung, zeigte die technologische Überlegenheit der USA. Gleichzeitig prägte der Kalte Krieg die internationale Politik und führte zu einem globalen Wettstreit mit der Sowjetunion. Die USA engagierten sich in einer Reihe von Konflikten und Initiativen, um ihre Einflusssphäre zu verteidigen und auszubauen."</text:span></text:p>
      <text:p text:style-name="P3"/>
      <text:p text:style-name="P2"><text:span text:style-name="T1">6. Das moderne Amerika: Gesellschaftliche Fortschritte</text:span></text:p>
      <text:p text:style-name="P3"><text:span text:style-name="T3"><text:s/></text:span><text:span text:style-name="T2">- Background Image: Demonstrationen der Bürgerrechtsbewegung, moderne Stadtlandschaften und technologische Innovationen.</text:span></text:p>
      <text:p text:style-name="P3"><text:span text:style-name="T3"><text:s/></text:span><text:span text:style-name="T2">- Voiceover: "Die 1960er und 1970er</text:span></text:p>
      <text:p text:style-name="P3"/>
      <text:p text:style-name="P3"><text:span text:style-name="T2">Jahre waren geprägt von bedeutenden gesellschaftlichen Fortschritten. Die Bürgerrechtsbewegung führte zur Abschaffung rassistischer Gesetze und zur Verbesserung der Rechte afroamerikanischer Bürger. Frauen kämpften für Gleichberechtigung und erreichten bedeutende Fortschritte in Beruf und Gesellschaft. Technologische Innovationen in Bereichen wie Computer und Internet revolutionierten die Welt und schufen neue Wirtschaftszweige und Beschäftigungsmöglichkeiten."</text:span></text:p>
      <text:p text:style-name="P3"/>
      <text:p text:style-name="P2"><text:span text:style-name="T1">7. Herausforderungen und Wandel im späten 20. Jahrhundert</text:span></text:p>
      <text:p text:style-name="P3"><text:span text:style-name="T3"><text:s/></text:span><text:span text:style-name="T2">- Background Image: Politische Proteste, wirtschaftliche Krisen und technologische Fortschritte.</text:span></text:p>
      <text:p text:style-name="P3"><text:soft-page-break/><text:span text:style-name="T3"><text:s/></text:span><text:span text:style-name="T2">- Voiceover: "Die späten 20. Jahrhundert brachte auch Herausforderungen mit sich. Wirtschaftliche Krisen, politische Skandale und gesellschaftliche Spannungen prägten diese Zeit. Die Ölkrisen der 1970er Jahre führten zu wirtschaftlichen Turbulenzen und Veränderungen in der Energiepolitik. Gleichzeitig beschleunigte der technologische Fortschritt den Wandel in der Industrie und veränderte die Arbeitswelt nachhaltig."</text:span></text:p>
      <text:p text:style-name="P3"/>
      <text:p text:style-name="P2"><text:span text:style-name="T1">8. Globalisierung und die neue Weltordnung</text:span></text:p>
      <text:p text:style-name="P3"><text:span text:style-name="T3"><text:s/></text:span><text:span text:style-name="T2">- Background Image: Weltkarten, internationale Handelsrouten und globale Netzwerke.</text:span></text:p>
      <text:p text:style-name="P3"><text:span text:style-name="T3"><text:s/></text:span><text:span text:style-name="T2">- Voiceover: "Mit dem Ende des Kalten Krieges und dem Aufstieg der Globalisierung trat Amerika in eine neue Ära ein. Internationale Handelsabkommen und technologische Fortschritte vernetzten die Weltwirtschaft stärker als je zuvor. Die USA spielten eine führende Rolle in der Gestaltung der globalen Wirtschaftsordnung und förderten den internationalen Handel und Investitionen. Diese Entwicklungen brachten Wohlstand, aber auch neue Herausforderungen in Form von Handelskonflikten und geopolitischen Spannungen."</text:span></text:p>
      <text:p text:style-name="P3"/>
      <text:p text:style-name="P2"><text:span text:style-name="T1">9. Das 21. Jahrhundert: Technologie und gesellschaftliche Veränderungen</text:span></text:p>
      <text:p text:style-name="P3"><text:span text:style-name="T3"><text:s/></text:span><text:span text:style-name="T2">- Background Image: Moderne Technologien wie Smartphones, soziale Medien und fortschrittliche Städte.</text:span></text:p>
      <text:p text:style-name="P3"><text:span text:style-name="T3"><text:s/></text:span><text:span text:style-name="T2">- Voiceover: "Das 21. Jahrhundert hat die Welt weiter transformiert. Die digitale Revolution hat die Art und Weise, wie Menschen kommunizieren, arbeiten und leben, grundlegend verändert. Soziale Medien und mobile Technologien haben neue Formen der Interaktion und des Informationsaustauschs ermöglicht. Gleichzeitig haben diese Technologien gesellschaftliche Debatten über Datenschutz, Sicherheit und die Auswirkungen der Digitalisierung auf die Arbeitswelt angestoßen."</text:span></text:p>
      <text:p text:style-name="P3"/>
      <text:p text:style-name="P2"><text:span text:style-name="T1">10. Herausforderungen und Zukunftsaussichten</text:span></text:p>
      <text:p text:style-name="P3"><text:span text:style-name="T3"><text:s/></text:span><text:span text:style-name="T2">- Background Image: Klimawandel, politische Proteste und technologischer Fortschritt.</text:span></text:p>
      <text:p text:style-name="P3"><text:span text:style-name="T3"><text:s/></text:span><text:span text:style-name="T2">- Voiceover: "Die Vereinigten Staaten stehen vor neuen Herausforderungen wie dem Klimawandel, sozialen Ungleichheiten und geopolitischen Spannungen. Gleichzeitig eröffnen technologische Fortschritte neue Möglichkeiten für Innovation und Wachstum. Die Fähigkeit der Nation, sich anzupassen und zu erneuern, bleibt ein Schlüssel zu ihrer fortgesetzten Relevanz und Macht. Die Zukunft der USA wird von ihrer Fähigkeit abhängen, diese Herausforderungen zu meistern und eine nachhaltige, gerechte und innovative Gesellschaft zu fördern."</text:span></text:p>
      <text:p text:style-name="P3"/>
      <text:p text:style-name="P2"><text:span text:style-name="T1">11. Abschluss</text:span></text:p>
      <text:p text:style-name="P3"><text:span text:style-name="T3"><text:s/></text:span><text:span text:style-name="T2">- Background Image: Die amerikanische Flagge weht im Wind.</text:span></text:p>
      <text:p text:style-name="P3"><text:span text:style-name="T3"><text:s/></text:span><text:span text:style-name="T2">- Voiceover: "Vielen Dank, dass Sie uns auf dieser Reise durch die Geschichte der Vereinigten Staaten begleitet haben. Die Geschichte dieser Nation ist eine von Widerstandsfähigkeit, Innovation und kontinuierlicher Entwicklung. Die Vereinigten Staaten haben ihre Fähigkeit </text:span><text:soft-page-break/><text:span text:style-name="T2">bewiesen, Widrigkeiten zu überwinden und Fortschritt zu umarmen, und werden auch in Zukunft eine entscheidende Rolle in der Welt spielen."</text:span></text:p>
      <text:p text:style-name="P3"/>
      <text:p text:style-name="P2"><text:span text:style-name="T1">---</text:span></text:p>
      <text:p text:style-name="P3"/>
      <text:p text:style-name="P2"><text:span text:style-name="T1">These detailed and professional scripts provide comprehensive and engaging German narration paired with specific background images to illustrate key historical periods and developments in the United States, each segment designed to last 5-10 minutes.</text:span></text:p>
      <text:p text:style-name="Standard"/>
      <text:p text:style-name="Text_20_body">Here are the revised and enhanced German voiceover scripts for your video segments. Each segment is designed to be both informative and engaging, aligning with the historical context of the provided visuals.</text:p>
      <text:p text:style-name="Text_20_body"><text:span text:style-name="Strong_20_Emphasis">Prompt 1: Von dem Ersten Weltkrieg bis zu den Goldenen Zwanzigern</text:span></text:p>
      <text:list text:style-name="L1">
        <text:list-item>
          <text:p text:style-name="P4"><text:span text:style-name="Strong_20_Emphasis">Introduction</text:span></text:p>
          <text:list>
            <text:list-item>
              <text:p text:style-name="P5"><text:span text:style-name="Strong_20_Emphasis">Voiceover</text:span>: "Ab 1917 begann der unaufhaltsame Aufstieg der Vereinigten Staaten zur Weltmacht. Diese transformative Ära wurde von Ereignissen geprägt, die das Schicksal der Nation tiefgreifend beeinflussten."</text:p>
            </text:list-item>
          </text:list>
        </text:list-item>
        <text:list-item>
          <text:p text:style-name="P4"><text:span text:style-name="Strong_20_Emphasis">Erster Weltkrieg</text:span></text:p>
          <text:list>
            <text:list-item>
              <text:p text:style-name="P5"><text:span text:style-name="Strong_20_Emphasis">Voiceover</text:span>: "Mit ihrem Eintritt in den Ersten Weltkrieg im Jahr 1917 veränderten die USA das globale Kräfteverhältnis. Präsident Woodrow Wilsons Vision einer harmonischen Weltordnung stieß jedoch bei der Pariser Friedenskonferenz auf den Widerstand Europas, das auf harten Reparationen von Deutschland bestand."</text:p>
            </text:list-item>
          </text:list>
        </text:list-item>
        <text:list-item>
          <text:p text:style-name="P4"><text:span text:style-name="Strong_20_Emphasis">Vertrag von Versailles und der Völkerbund</text:span></text:p>
          <text:list>
            <text:list-item>
              <text:p text:style-name="P5"><text:span text:style-name="Strong_20_Emphasis">Voiceover</text:span>: "Der Vertrag von Versailles sollte dauerhaften Frieden sichern, doch die USA zogen sich in den Isolationismus zurück, als der Senat den Beitritt zum Völkerbund verweigerte, eine Entscheidung, die die innenpolitische Zerrissenheit Amerikas widerspiegelte."</text:p>
            </text:list-item>
          </text:list>
        </text:list-item>
        <text:list-item>
          <text:p text:style-name="P4"><text:span text:style-name="Strong_20_Emphasis">Die Goldenen Zwanziger: Wirtschaftlicher Boom</text:span></text:p>
          <text:list>
            <text:list-item>
              <text:p text:style-name="P5"><text:span text:style-name="Strong_20_Emphasis">Voiceover</text:span>: "Die 1920er Jahre waren eine Ära des Wohlstands und des kulturellen Wandels. Urbanisierung und Jazz prägten das Jahrzehnt, während innovative Massenproduktionsmethoden, wie Henry Fords Fließbandarbeit, den Alltag und die Wirtschaft Amerikas revolutionierten."</text:p>
            </text:list-item>
          </text:list>
        </text:list-item>
        <text:list-item>
          <text:p text:style-name="P4"><text:span text:style-name="Strong_20_Emphasis">Kulturelle Veränderungen und soziale Dynamik</text:span></text:p>
          <text:list>
            <text:list-item>
              <text:p text:style-name="P5"><text:span text:style-name="Strong_20_Emphasis">Voiceover</text:span>: "Die Flapper-Frauen brachen mit alten Konventionen und verkörperten das neue Lebensgefühl. Die Massenproduktion von Haushaltsgeräten und die zunehmende Beliebtheit des Kinos zeugen von tiefgreifenden sozialen Veränderungen und einem neuen Freizeitverständnis."</text:p>
            </text:list-item>
          </text:list>
        </text:list-item>
        <text:list-item>
          <text:p text:style-name="P4"><text:span text:style-name="Strong_20_Emphasis">Technologische Fortschritte und gesellschaftliche Veränderungen</text:span></text:p>
          <text:list>
            <text:list-item>
              <text:p text:style-name="P5"><text:span text:style-name="Strong_20_Emphasis">Voiceover</text:span>: "Technologische Neuerungen transformierten die Wirtschafts- und Sozialstrukturen. Amerikaner erlebten eine bis dahin ungekannte Kaufkraft, <text:soft-page-break/>unterstützt durch innovative Technologien, die das tägliche Leben erleichterten und veränderten."</text:p>
            </text:list-item>
          </text:list>
        </text:list-item>
        <text:list-item>
          <text:p text:style-name="P4"><text:span text:style-name="Strong_20_Emphasis">Prohibition und gesellschaftliche Spannungen</text:span></text:p>
          <text:list>
            <text:list-item>
              <text:p text:style-name="P5"><text:span text:style-name="Strong_20_Emphasis">Voiceover</text:span>: "Die Prohibition verschärfte gesellschaftliche Spannungen und führte zu einem Aufschwung des organisierten Verbrechens. Die illegalen Bars, die sogenannten 'Speakeasies', und Figuren wie Al Capone wurden zu Symbolen dieser turbulenten Zeit."</text:p>
            </text:list-item>
          </text:list>
        </text:list-item>
        <text:list-item>
          <text:p text:style-name="P4"><text:span text:style-name="Strong_20_Emphasis">Wirtschaftliche und soziale Herausforderungen</text:span></text:p>
          <text:list>
            <text:list-item>
              <text:p text:style-name="P5"><text:span text:style-name="Strong_20_Emphasis">Voiceover</text:span>: "Trotz des Booms waren die Wohlstandsunterschiede enorm. Die ländlichen und ethnischen Minderheiten blieben oft abgehängt, und die Arbeiterbewegung kämpfte für bessere Bedingungen – ein Zeichen der tiefen gesellschaftlichen Ungleichheiten."</text:p>
            </text:list-item>
          </text:list>
        </text:list-item>
        <text:list-item>
          <text:p text:style-name="P4"><text:span text:style-name="Strong_20_Emphasis">Abschluss</text:span></text:p>
          <text:list>
            <text:list-item>
              <text:p text:style-name="P4"><text:span text:style-name="Strong_20_Emphasis">Voiceover</text:span>: "Die Goldenen Zwanziger Jahre formten die USA und setzten die Bühne für kommende Herausforderungen. Unter der glänzenden Oberfläche brodelten jedoch Probleme, die schließlich in der größten Wirtschaftskrise der modernen Zeit münden sollten."</text:p>
            </text:list-item>
          </text:list>
        </text:list-item>
      </text:list>
      <text:p text:style-name="Text_20_body"><text:span text:style-name="Strong_20_Emphasis">Prompt 2: Von der Großen Depression bis zum modernen Amerika</text:span></text:p>
      <text:list text:style-name="L2">
        <text:list-item>
          <text:p text:style-name="P6"><text:span text:style-name="Strong_20_Emphasis">Introduction</text:span></text:p>
          <text:list>
            <text:list-item>
              <text:p text:style-name="P7"><text:span text:style-name="Strong_20_Emphasis">Voiceover</text:span>: "Mit dem Ende der 1920er standen die Vereinigten Staaten vor der größten wirtschaftlichen Herausforderung ihrer Geschichte, ein Vorbote für den Aufstieg zur globalen Vormacht in den folgenden Jahrzehnten."</text:p>
            </text:list-item>
          </text:list>
        </text:list-item>
        <text:list-item>
          <text:p text:style-name="P6"><text:span text:style-name="Strong_20_Emphasis">Der Börsencrash und die Große Depression</text:span></text:p>
          <text:list>
            <text:list-item>
              <text:p text:style-name="P7"><text:span text:style-name="Strong_20_Emphasis">Voiceover</text:span>: "Der Schwarze Donnerstag 1929 markierte den Beginn der Großen Depression. Eine Ära voller wirtschaftlicher Verzweiflung, geprägt durch Arbeitslosigkeit und Armut, die das Land bis in seine Grundfesten erschütterte."</text:p>
            </text:list-item>
          </text:list>
        </text:list-item>
        <text:list-item>
          <text:p text:style-name="P6"><text:span text:style-name="Strong_20_Emphasis">Der New Deal</text:span></text:p>
          <text:list>
            <text:list-item>
              <text:p text:style-name="P7"><text:span text:style-name="Strong_20_Emphasis">Voiceover</text:span>: "Präsident Franklin D. Roosevelts New Deal war eine beispiellose Serie von Reformen, die nicht nur die Wirtschaft stabilisierten, sondern auch das Vertrauen der Amerikaner in ihre Regierung wiederherstellten."</text:p>
            </text:list-item>
          </text:list>
        </text:list-item>
        <text:list-item>
          <text:p text:style-name="P6"><text:span text:style-name="Strong_20_Emphasis">Wirtschaftliche Erholung durch den Zweiten Weltkrieg</text:span></text:p>
          <text:list>
            <text:list-item>
              <text:p text:style-name="P7"><text:span text:style-name="Strong_20_Emphasis">Voiceover</text:span>: "Der Zweite Weltkrieg transformierte die US-Wirtschaft durch die umfassende Rüstungsproduktion und ebnete den Weg für eine starke Nachkriegswirtschaft und die Vormachtstellung auf der globalen Bühne."</text:p>
            </text:list-item>
          </text:list>
        </text:list-item>
        <text:list-item>
          <text:p text:style-name="P6"><text:span text:style-name="Strong_20_Emphasis">Nachkriegswohlstand und der Kalte Krieg</text:span></text:p>
          <text:list>
            <text:list-item>
              <text:p text:style-name="P7"><text:span text:style-name="Strong_20_Emphasis">Voiceover</text:span>: "Die Nachkriegsjahre brachten Wohlstand und technologische Fortschritte. Gleichzeitig prägten die Spannungen des Kalten Krieges und das Wettrüsten mit der Sowjetunion die Außenpolitik der USA."</text:p>
            </text:list-item>
          </text:list>
        </text:list-item>
        <text:list-item>
          <text:p text:style-name="P6"><text:span text:style-name="Strong_20_Emphasis">Das moderne Amerika: Gesellschaftliche Fortschritte</text:span></text:p>
          <text:list>
            <text:list-item>
              <text:p text:style-name="P7"><text:soft-page-break/><text:span text:style-name="Strong_20_Emphasis">Voiceover</text:span>: "Die Bürgerrechtsbewegung und die Frauenbewegung erzielten bedeutende Erfolge, während technologische Innovationen wie das Internet das tägliche Leben und die globale Wirtschaft revolutionierten."</text:p>
            </text:list-item>
          </text:list>
        </text:list-item>
        <text:list-item>
          <text:p text:style-name="P6"><text:span text:style-name="Strong_20_Emphasis">Herausforderungen und Wandel im späten 20. Jahrhundert</text:span></text:p>
          <text:list>
            <text:list-item>
              <text:p text:style-name="P7"><text:span text:style-name="Strong_20_Emphasis">Voiceover</text:span>: "Politische Skandale, Wirtschaftskrisen und soziale Unruhen prägten das späte 20. Jahrhundert, während der technologische Fortschritt unaufhaltsam voranschritt."</text:p>
            </text:list-item>
          </text:list>
        </text:list-item>
        <text:list-item>
          <text:p text:style-name="P6"><text:span text:style-name="Strong_20_Emphasis">Globalisierung und die neue Weltordnung</text:span></text:p>
          <text:list>
            <text:list-item>
              <text:p text:style-name="P7"><text:span text:style-name="Strong_20_Emphasis">Voiceover</text:span>: "Die USA spielten eine Schlüsselrolle in der Gestaltung einer zunehmend vernetzten Weltwirtschaft, eine Position, die sowohl Wohlstand als auch neue geopolitische Herausforderungen brachte."</text:p>
            </text:list-item>
          </text:list>
        </text:list-item>
        <text:list-item>
          <text:p text:style-name="P6"><text:span text:style-name="Strong_20_Emphasis">Das 21. Jahrhundert: Technologie und gesellschaftliche Veränderungen</text:span></text:p>
          <text:list>
            <text:list-item>
              <text:p text:style-name="P7"><text:span text:style-name="Strong_20_Emphasis">Voiceover</text:span>: "Im 21. Jahrhundert hat die digitale Revolution die Kommunikation und den Lebensstil weltweit verändert, begleitet von Debatten über Datenschutz und die Auswirkungen der Technologie auf die Arbeitswelt."</text:p>
            </text:list-item>
          </text:list>
        </text:list-item>
        <text:list-item>
          <text:p text:style-name="P6"><text:span text:style-name="Strong_20_Emphasis">Herausforderungen und Zukunftsaussichten</text:span></text:p>
          <text:list>
            <text:list-item>
              <text:p text:style-name="P7"><text:span text:style-name="Strong_20_Emphasis">Voiceover</text:span>: "Die USA stehen vor Herausforderungen wie dem Klimawandel und geopolitischen Spannungen, doch ihre Innovationskraft bietet auch Chancen für nachhaltiges Wachstum und gesellschaftlichen Fortschritt."</text:p>
            </text:list-item>
          </text:list>
        </text:list-item>
        <text:list-item>
          <text:p text:style-name="P6"><text:span text:style-name="Strong_20_Emphasis">Abschluss</text:span></text:p>
          <text:list>
            <text:list-item>
              <text:p text:style-name="P6"><text:span text:style-name="Strong_20_Emphasis">Voiceover</text:span>: "Vielen Dank für Ihre Begleitung durch die ereignisreiche Geschichte der Vereinigten Staaten, eine Nation, die ihre Prüfungen immer wieder mit Innovationsgeist, Entschlossenheit <text:span text:style-name="T5">und Dummheit</text:span> gemeistert hat."</text:p>
            </text:list-item>
          </text:list>
        </text:list-item>
      </text:list>
      <text:p text:style-name="Text_20_body">These revised scripts enhance the depth and emotional impact of the narration, aligning closely with the historical imagery and themes of your video projec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CH"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1T19:05:49.063703012</meta:creation-date>
    <dc:date>2024-07-01T19:50:51.914134874</dc:date>
    <meta:editing-duration>PT34M52S</meta:editing-duration>
    <meta:editing-cycles>1</meta:editing-cycles>
    <meta:document-statistic meta:table-count="0" meta:image-count="0" meta:object-count="0" meta:page-count="8" meta:paragraph-count="113" meta:word-count="2356" meta:character-count="18442" meta:non-whitespace-character-count="16194"/>
    <meta:generator>LibreOffice/24.2.4.2$Linux_X86_64 LibreOffice_project/420$Build-2</meta:generator>
  </office:meta>
</office:document-meta>
</file>